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8000000BA995CA390B4B979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202cm, 0cm, 0cm, -0.1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n con transparencia 1" draw:style-name="gr1" draw:text-style-name="P1" svg:width="4.566cm" svg:height="4.717cm" svg:x="0cm" svg:y="0cm"><draw:image xlink:href="Pictures/10000001000000A8000000BA995CA390B4B97961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54:42.207349071</meta:creation-date>
    <dc:date>2023-02-28T11:55:21.320561601</dc:date>
    <meta:editing-duration>PT3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